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52cm" draw:marker-start-width="0.427cm" draw:marker-end-width="0.427cm" draw:fill="none" draw:textarea-vertical-align="middle" fo:padding-top="0.2cm" fo:padding-bottom="0.2cm" fo:padding-left="0.325cm" fo:padding-right="0.325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objectwithoutfill">
      <style:graphic-properties svg:stroke-width="0cm" draw:marker-start-width="0.2cm" draw:marker-end-width="0.2cm" draw:fill="none" draw:textarea-vertical-align="middle" fo:padding-top="0.125cm" fo:padding-bottom="0.125cm" fo:padding-left="0.25cm" fo:padding-right="0.25cm"/>
    </style:style>
    <style:style style:name="gr4" style:family="graphic" style:parent-style-name="objectwithoutfill">
      <style:graphic-properties svg:stroke-width="0.711cm" svg:stroke-color="#c914c9" draw:marker-start-width="1.261cm" draw:marker-end-width="1.261cm" draw:fill="solid" draw:fill-color="#c914c9" draw:textarea-vertical-align="middle" fo:padding-top="0.475cm" fo:padding-bottom="0.475cm" fo:padding-left="0.6cm" fo:padding-right="0.6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c914c9"/>
      <style:paragraph-properties fo:text-align="center"/>
    </style:style>
  </office:automatic-styles>
  <office:body>
    <office:drawing>
      <draw:page draw:name="page1" draw:style-name="dp1" draw:master-page-name="Default">
        <draw:line draw:style-name="gr1" draw:text-style-name="P1" draw:layer="layout" svg:x1="7.296cm" svg:y1="1.301cm" svg:x2="6.502cm" svg:y2="2.123cm">
          <text:p/>
        </draw:line>
        <draw:line draw:style-name="gr2" draw:text-style-name="P1" draw:layer="layout" svg:x1="7.252cm" svg:y1="1.36cm" svg:x2="7.99cm" svg:y2="2.123cm">
          <text:p/>
        </draw:line>
        <draw:line draw:style-name="gr1" draw:text-style-name="P1" draw:layer="layout" svg:x1="6.493cm" svg:y1="2.134cm" svg:x2="5.699cm" svg:y2="2.956cm">
          <text:p/>
        </draw:line>
        <draw:line draw:style-name="gr2" draw:text-style-name="P1" draw:layer="layout" svg:x1="6.493cm" svg:y1="2.192cm" svg:x2="7.231cm" svg:y2="2.955cm">
          <text:p/>
        </draw:line>
        <draw:line draw:style-name="gr1" draw:text-style-name="P1" draw:layer="layout" svg:x1="5.689cm" svg:y1="2.966cm" svg:x2="4.895cm" svg:y2="3.788cm">
          <text:p/>
        </draw:line>
        <draw:line draw:style-name="gr2" draw:text-style-name="P1" draw:layer="layout" svg:x1="5.689cm" svg:y1="3.024cm" svg:x2="6.427cm" svg:y2="3.787cm">
          <text:p/>
        </draw:line>
        <draw:line draw:style-name="gr2" draw:text-style-name="P1" draw:layer="layout" svg:x1="7.296cm" svg:y1="4.908cm" svg:x2="6.502cm" svg:y2="5.73cm">
          <text:p/>
        </draw:line>
        <draw:line draw:style-name="gr2" draw:text-style-name="P1" draw:layer="layout" svg:x1="7.252cm" svg:y1="4.966cm" svg:x2="7.99cm" svg:y2="5.729cm">
          <text:p/>
        </draw:line>
        <draw:line draw:style-name="gr2" draw:text-style-name="P1" draw:layer="layout" svg:x1="6.492cm" svg:y1="5.74cm" svg:x2="5.698cm" svg:y2="6.562cm">
          <text:p/>
        </draw:line>
        <draw:line draw:style-name="gr2" draw:text-style-name="P1" draw:layer="layout" svg:x1="5.689cm" svg:y1="6.572cm" svg:x2="4.895cm" svg:y2="7.394cm">
          <text:p/>
        </draw:line>
        <draw:line draw:style-name="gr2" draw:text-style-name="P1" draw:layer="layout" svg:x1="7.297cm" svg:y1="9.439cm" svg:x2="6.503cm" svg:y2="10.261cm">
          <text:p/>
        </draw:line>
        <draw:line draw:style-name="gr2" draw:text-style-name="P1" draw:layer="layout" svg:x1="7.253cm" svg:y1="9.498cm" svg:x2="7.991cm" svg:y2="10.261cm">
          <text:p/>
        </draw:line>
        <draw:line draw:style-name="gr2" draw:text-style-name="P1" draw:layer="layout" svg:x1="6.493cm" svg:y1="10.271cm" svg:x2="5.699cm" svg:y2="11.093cm">
          <text:p/>
        </draw:line>
        <draw:line draw:style-name="gr2" draw:text-style-name="P1" draw:layer="layout" svg:x1="5.689cm" svg:y1="11.103cm" svg:x2="4.895cm" svg:y2="11.925cm">
          <text:p/>
        </draw:line>
        <draw:line draw:style-name="gr1" draw:text-style-name="P1" draw:layer="layout" svg:x1="8.039cm" svg:y1="5.694cm" svg:x2="7.245cm" svg:y2="6.516cm">
          <text:p/>
        </draw:line>
        <draw:line draw:style-name="gr2" draw:text-style-name="P1" draw:layer="layout" svg:x1="7.995cm" svg:y1="5.752cm" svg:x2="8.733cm" svg:y2="6.515cm">
          <text:p/>
        </draw:line>
        <draw:line draw:style-name="gr1" draw:text-style-name="P1" draw:layer="layout" svg:x1="7.236cm" svg:y1="6.526cm" svg:x2="6.442cm" svg:y2="7.348cm">
          <text:p/>
        </draw:line>
        <draw:line draw:style-name="gr2" draw:text-style-name="P1" draw:layer="layout" svg:x1="7.236cm" svg:y1="6.585cm" svg:x2="7.974cm" svg:y2="7.348cm">
          <text:p/>
        </draw:line>
        <draw:line draw:style-name="gr1" draw:text-style-name="P1" draw:layer="layout" svg:x1="6.432cm" svg:y1="7.359cm" svg:x2="5.638cm" svg:y2="8.181cm">
          <text:p/>
        </draw:line>
        <draw:line draw:style-name="gr2" draw:text-style-name="P1" draw:layer="layout" svg:x1="6.432cm" svg:y1="7.417cm" svg:x2="7.17cm" svg:y2="8.18cm">
          <text:p/>
        </draw:line>
        <draw:line draw:style-name="gr3" draw:text-style-name="P1" draw:layer="layout" svg:x1="8.067cm" svg:y1="10.271cm" svg:x2="7.273cm" svg:y2="11.093cm">
          <text:p/>
        </draw:line>
        <draw:line draw:style-name="gr2" draw:text-style-name="P1" draw:layer="layout" svg:x1="8.023cm" svg:y1="10.33cm" svg:x2="8.761cm" svg:y2="11.093cm">
          <text:p/>
        </draw:line>
        <draw:line draw:style-name="gr3" draw:text-style-name="P1" draw:layer="layout" svg:x1="7.263cm" svg:y1="11.103cm" svg:x2="6.469cm" svg:y2="11.925cm">
          <text:p/>
        </draw:line>
        <draw:line draw:style-name="gr3" draw:text-style-name="P1" draw:layer="layout" svg:x1="6.459cm" svg:y1="11.936cm" svg:x2="5.665cm" svg:y2="12.758cm">
          <text:p/>
        </draw:line>
        <draw:line draw:style-name="gr1" draw:text-style-name="P1" draw:layer="layout" svg:x1="8.811cm" svg:y1="11.058cm" svg:x2="8.017cm" svg:y2="11.88cm">
          <text:p/>
        </draw:line>
        <draw:line draw:style-name="gr2" draw:text-style-name="P1" draw:layer="layout" svg:x1="8.766cm" svg:y1="11.116cm" svg:x2="9.504cm" svg:y2="11.879cm">
          <text:p/>
        </draw:line>
        <draw:line draw:style-name="gr1" draw:text-style-name="P1" draw:layer="layout" svg:x1="8.007cm" svg:y1="11.89cm" svg:x2="7.213cm" svg:y2="12.712cm">
          <text:p/>
        </draw:line>
        <draw:line draw:style-name="gr2" draw:text-style-name="P1" draw:layer="layout" svg:x1="8.007cm" svg:y1="11.948cm" svg:x2="8.745cm" svg:y2="12.711cm">
          <text:p/>
        </draw:line>
        <draw:line draw:style-name="gr1" draw:text-style-name="P1" draw:layer="layout" svg:x1="7.203cm" svg:y1="12.722cm" svg:x2="6.409cm" svg:y2="13.544cm">
          <text:p/>
        </draw:line>
        <draw:line draw:style-name="gr2" draw:text-style-name="P1" draw:layer="layout" svg:x1="7.203cm" svg:y1="12.781cm" svg:x2="7.941cm" svg:y2="13.544cm">
          <text:p/>
        </draw:line>
        <draw:line draw:style-name="gr3" draw:text-style-name="P1" draw:layer="layout" svg:x1="3.526cm" svg:y1="1.347cm" svg:x2="2.732cm" svg:y2="2.169cm">
          <text:p/>
        </draw:line>
        <draw:line draw:style-name="gr2" draw:text-style-name="P1" draw:layer="layout" svg:x1="3.482cm" svg:y1="1.36cm" svg:x2="4.22cm" svg:y2="2.123cm">
          <text:p/>
        </draw:line>
        <draw:line draw:style-name="gr3" draw:text-style-name="P1" draw:layer="layout" svg:x1="2.722cm" svg:y1="2.133cm" svg:x2="1.928cm" svg:y2="2.955cm">
          <text:p/>
        </draw:line>
        <draw:line draw:style-name="gr2" draw:text-style-name="P1" draw:layer="layout" svg:x1="2.723cm" svg:y1="2.192cm" svg:x2="3.461cm" svg:y2="2.955cm">
          <text:p/>
        </draw:line>
        <draw:line draw:style-name="gr3" draw:text-style-name="P1" draw:layer="layout" svg:x1="1.918cm" svg:y1="2.966cm" svg:x2="1.124cm" svg:y2="3.788cm">
          <text:p/>
        </draw:line>
        <draw:line draw:style-name="gr2" draw:text-style-name="P1" draw:layer="layout" svg:x1="1.919cm" svg:y1="3.024cm" svg:x2="2.657cm" svg:y2="3.787cm">
          <text:p/>
        </draw:line>
        <draw:line draw:style-name="gr3" draw:text-style-name="P1" draw:layer="layout" svg:x1="3.465cm" svg:y1="4.954cm" svg:x2="2.671cm" svg:y2="5.776cm">
          <text:p/>
        </draw:line>
        <draw:line draw:style-name="gr2" draw:text-style-name="P1" draw:layer="layout" svg:x1="3.465cm" svg:y1="5.013cm" svg:x2="4.203cm" svg:y2="5.776cm">
          <text:p/>
        </draw:line>
        <draw:line draw:style-name="gr3" draw:text-style-name="P1" draw:layer="layout" svg:x1="2.706cm" svg:y1="5.786cm" svg:x2="1.912cm" svg:y2="6.608cm">
          <text:p/>
        </draw:line>
        <draw:line draw:style-name="gr2" draw:text-style-name="P1" draw:layer="layout" svg:x1="2.706cm" svg:y1="5.845cm" svg:x2="3.444cm" svg:y2="6.608cm">
          <text:p/>
        </draw:line>
        <draw:line draw:style-name="gr1" draw:text-style-name="P1" draw:layer="layout" svg:x1="1.902cm" svg:y1="6.619cm" svg:x2="1.108cm" svg:y2="7.441cm">
          <text:p/>
        </draw:line>
        <draw:line draw:style-name="gr2" draw:text-style-name="P1" draw:layer="layout" svg:x1="1.902cm" svg:y1="6.677cm" svg:x2="2.64cm" svg:y2="7.44cm">
          <text:p/>
        </draw:line>
        <draw:line draw:style-name="gr3" draw:text-style-name="P1" draw:layer="layout" svg:x1="3.493cm" svg:y1="9.485cm" svg:x2="2.699cm" svg:y2="10.307cm">
          <text:p/>
        </draw:line>
        <draw:line draw:style-name="gr2" draw:text-style-name="P1" draw:layer="layout" svg:x1="3.449cm" svg:y1="9.544cm" svg:x2="4.187cm" svg:y2="10.307cm">
          <text:p/>
        </draw:line>
        <draw:line draw:style-name="gr1" draw:text-style-name="P1" draw:layer="layout" svg:x1="2.689cm" svg:y1="10.318cm" svg:x2="1.895cm" svg:y2="11.14cm">
          <text:p/>
        </draw:line>
        <draw:line draw:style-name="gr2" draw:text-style-name="P1" draw:layer="layout" svg:x1="2.689cm" svg:y1="10.376cm" svg:x2="3.427cm" svg:y2="11.139cm">
          <text:p/>
        </draw:line>
        <draw:line draw:style-name="gr1" draw:text-style-name="P1" draw:layer="layout" svg:x1="1.886cm" svg:y1="11.15cm" svg:x2="1.092cm" svg:y2="11.972cm">
          <text:p/>
        </draw:line>
        <draw:line draw:style-name="gr2" draw:text-style-name="P1" draw:layer="layout" svg:x1="1.886cm" svg:y1="11.208cm" svg:x2="2.624cm" svg:y2="11.971cm">
          <text:p/>
        </draw:line>
        <draw:line draw:style-name="gr4" draw:text-style-name="P2" draw:layer="layout" svg:x1="4.599cm" svg:y1="1.001cm" svg:x2="4.599cm" svg:y2="14.27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0.49cm" fo:page-height="14.80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01-06T22:50:37.058164452</meta:creation-date>
    <dc:date>2022-01-07T07:08:35.357782153</dc:date>
    <meta:editing-duration>PT13M12S</meta:editing-duration>
    <meta:editing-cycles>3</meta:editing-cycles>
    <meta:generator>LibreOffice/6.0.7.3$Linux_X86_64 LibreOffice_project/00m0$Build-3</meta:generator>
    <meta:document-statistic meta:object-count="49"/>
  </office:meta>
</office:document-meta>
</file>